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master-page-name="Standard">
      <style:paragraph-properties fo:line-height="100%" fo:text-align="end" style:justify-single-word="false" style:page-number="auto"/>
      <style:text-properties style:font-name="Times New Roman" fo:font-size="12pt" style:font-size-asian="12pt" style:font-name-complex="Times New Roman1" style:font-size-complex="12pt"/>
    </style:style>
    <style:style style:name="P3" style:family="paragraph" style:parent-style-name="Standard">
      <style:paragraph-properties fo:line-height="200%"/>
      <style:text-properties style:font-name="Times New Roman" fo:font-size="12pt" style:font-size-asian="12pt" style:font-name-complex="Times New Roman1" style:font-size-complex="12pt"/>
    </style:style>
    <style:style style:name="P4" style:family="paragraph" style:parent-style-name="Standard">
      <style:paragraph-properties fo:margin-top="0in" fo:margin-bottom="0.1402in" style:contextual-spacing="true" fo:line-height="200%"/>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158633" style:font-size-asian="12pt" style:font-name-complex="Times New Roman1" style:font-size-complex="12pt"/>
    </style:style>
    <style:style style:name="T3" style:family="text">
      <style:text-properties style:font-name="Times New Roman" fo:font-size="12pt" officeooo:rsid="0015b292" style:font-size-asian="12pt" style:font-name-complex="Times New Roman1" style:font-size-complex="12pt"/>
    </style:style>
    <style:style style:name="T4" style:family="text">
      <style:text-properties style:font-name="Times New Roman" fo:font-size="12pt" officeooo:rsid="00163668" style:font-size-asian="12pt" style:font-name-complex="Times New Roman1" style:font-size-complex="12pt"/>
    </style:style>
    <style:style style:name="T5" style:family="text">
      <style:text-properties officeooo:rsid="0015b2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trick Austin<text:line-break/>CS 202 Project <text:span text:style-name="T5">2</text:span> Documentation</text:p>
      <text:p text:style-name="P1"><text:span text:style-name="T1">Purpose: <text:line-break/>The program </text:span><text:span text:style-name="T3">reads in a</text:span><text:span text:style-name="T1"> text file of unshuffled cards of a specific format </text:span><text:span text:style-name="T3">and a list of players of a specific format. It can then display the unshuffled cards to the screen, shuffle the cards, output the shuffled cards to another data file, as with the previous week's project. But now the program can create a full game state for a game of SCAT at the point immediately after the deal has been completed and display all information about the game state to the console.</text:span></text:p>
      <text:p text:style-name="P4"><text:span text:style-name="T1">Design: <text:line-break/></text:span><text:span text:style-name="T3">The program operations that are carried over from the previous week's assignment have been re-implemented to accommodate the mandated representation of the cards as structs. This means that various aspects of the design have been retooled- what was once the initial 3D array of c-strings is now a 2D array of cards, what was the final 2D array of shuffled c-strings is now a shuffled 1D array of cards, and so forth. That said, all the carry-over options from last week should function pretty much identically for the end user.</text:span></text:p>
      <text:p text:style-name="P4"/>
      <text:p text:style-name="P4"><text:span text:style-name="T3"><text:tab/></text:span><text:span text:style-name="T4">The new option implemented in the program this week relates to the SCAT deal. Overall, this process is handled internally by copying cards out of the shuffled deck and into appropriate positions in game state arrays (player's hands, the stock and discard piles) as the rules of the game specify. </text:span></text:p>
      <text:p text:style-name="P4"/>
      <text:p text:style-name="P4"><text:span text:style-name="T3"><text:tab/></text:span></text:p>
      <text:p text:style-name="P3">Problems: <text:line-break/>Most of the problems in creating this program had to do with a. getting the rust off after a <text:soft-page-break/>summer’s break from programming and b. the squirrely process of getting the data out of the original file and into the 3D array. As to the former, the rust gradually came off as I got underway. As to the latter, the professor’s advice to the class during the Tuesday, 2 September lecture proved instructive, and got me back on the right track. These initial frustrations resolved, my testing shows that this component of the program now functions correctly. The rest of the programming process was fairly straightforward.</text:p>
      <text:p text:style-name="P1"><text:span text:style-name="T1">Possible changes, given more time: <text:line-break/>I would be interested to learn more about different randomization/shuffling algorithms. </text:span><text:span text:style-name="T2">I did some cursory research into shuffling, which helped me figure out my approach.</text:span><text:span text:style-name="T1"> It became clear from figuring out my process for this program that many different approaches </text:span><text:span text:style-name="T2">for the shuffle</text:span><text:span text:style-name="T1"> could be attempted. I imagine naively attempting to shuffle the cards could lead to a lot of strange situations- possibly ones where the cards are not being distributed in a truly random way, but in a way that would exhibit patterns of distribution</text:span><text:bookmark text:name="_GoBack"/><text:span text:style-name="T1"> over numerous ru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3783in" fo:margin-bottom="1.1811in" fo:margin-left="1.1811in" fo:margin-right="1.1811in" style:writing-mode="lr-tb" style:layout-grid-color="#c0c0c0" style:layout-grid-lines="33"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4</meta:editing-cycles>
    <meta:creation-date>2014-09-03T01:05:00</meta:creation-date>
    <dc:date>2014-09-10T13:57:19.595520201</dc:date>
    <meta:editing-duration>PT3M5S</meta:editing-duration>
    <meta:generator>LibreOffice/4.2.4.2$Linux_X86_64 LibreOffice_project/420m0$Build-2</meta:generator>
    <meta:document-statistic meta:table-count="0" meta:image-count="0" meta:object-count="0" meta:page-count="2" meta:paragraph-count="7" meta:word-count="436" meta:character-count="2568" meta:non-whitespace-character-count="213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